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afae" officeooo:paragraph-rsid="001eafae"/>
    </style:style>
    <style:style style:name="P2" style:family="paragraph" style:parent-style-name="Standard">
      <style:text-properties officeooo:paragraph-rsid="001eafae"/>
    </style:style>
    <style:style style:name="P3" style:family="paragraph" style:parent-style-name="Text_20_body">
      <style:text-properties officeooo:rsid="001eafae" officeooo:paragraph-rsid="001eafae"/>
    </style:style>
    <style:style style:name="P4" style:family="paragraph" style:parent-style-name="Text_20_body">
      <style:text-properties officeooo:rsid="001eafae" officeooo:paragraph-rsid="00218284"/>
    </style:style>
    <style:style style:name="T1" style:family="text">
      <style:text-properties officeooo:rsid="001eaf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size="10pt" officeooo:rsid="001eafae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fce04" style:font-name-asian="Noto Sans Mono CJK SC" style:font-size-asian="10pt" style:font-name-complex="Liberation Mono" style:font-size-complex="10pt"/>
    </style:style>
    <style:style style:name="T6" style:family="text">
      <style:text-properties fo:color="#000000" style:font-name="Ubuntu Mono1" fo:font-size="10.5pt" fo:font-style="normal" fo:font-weight="normal" officeooo:rsid="001eafae" style:font-name-asian="Noto Sans Mono CJK SC" style:font-size-asian="10.5pt" style:font-style-asian="normal" style:font-weight-asian="normal" style:font-name-complex="Liberation Mono" style:font-size-complex="10pt"/>
    </style:style>
    <style:style style:name="T7" style:family="text">
      <style:text-properties fo:color="#000000" style:font-name="Ubuntu Mono1" fo:font-size="10.5pt" fo:font-style="normal" fo:font-weight="normal" officeooo:rsid="001fce04" style:font-name-asian="Noto Sans Mono CJK SC" style:font-size-asian="10.5pt" style:font-style-asian="normal" style:font-weight-asian="normal" style:font-name-complex="Liberation Mono" style:font-size-complex="10pt"/>
    </style:style>
    <style:style style:name="T8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9" style:family="text">
      <style:text-properties officeooo:rsid="001fce04"/>
    </style:style>
    <style:style style:name="T10" style:family="text">
      <style:text-properties fo:font-style="italic" officeooo:rsid="001fce04" style:font-style-asian="italic" style:font-style-complex="italic"/>
    </style:style>
    <style:style style:name="T11" style:family="text">
      <style:text-properties fo:font-style="normal" officeooo:rsid="001fce04" style:font-style-asian="normal" style:font-style-complex="normal"/>
    </style:style>
    <style:style style:name="T12" style:family="text">
      <style:text-properties officeooo:rsid="00218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Initialization (ini) files</text:p>
      <text:p text:style-name="P3">QDL support a plain text file format. This allows an application to read a configuration information in a structured way. The format is described here</text:p>
      <text:p text:style-name="Preformatted_20_Text">[section]</text:p>
      <text:p text:style-name="P1">line: name =|:= entry (,entry)*</text:p>
      <text:p text:style-name="P1"/>
      <text:p text:style-name="P1">entry: boolean | integer | decimal | scientific number | ‘string’;</text:p>
      <text:p text:style-name="P1"/>
      <text:p text:style-name="Text_20_body">the section and name are identifiers – standard syntax for variable name in QDL applies.<text:span text:style-name="T12">a line may have multiple entries separated by commas which will be turned into a list. </text:span></text:p>
      <text:p text:style-name="P4">A <text:span text:style-name="T2">comment</text:span><text:span text:style-name="T3"> is a line that starts with a double slash </text:span><text:span text:style-name="T2">//</text:span><text:span text:style-name="T3"> or a pound sign, </text:span><text:span text:style-name="T2">#</text:span><text:span text:style-name="T3">.</text:span></text:p>
      <text:p text:style-name="P3"><text:s/>You access these in the workspace by issuing a file_read with the type of 2. The result is a stem of the form</text:p>
      <text:p text:style-name="P3">stem.section.name0 := entry<text:line-break/>stem.section.name1 := entry</text:p>
      <text:p text:style-name="P3">An example should make this abundantly clear</text:p>
      <text:p text:style-name="P2"><text:bookmark-start text:name="__DdeLink__87026_2530790931"/><text:bookmark-end text:name="__DdeLink__87026_2530790931"/><text:span text:style-name="T6">// last modified on 1 April 20</text:span><text:span text:style-name="T7">2</text:span><text:span text:style-name="T6">1 by Robespierre Braithwate.</text:span><text:line-break/><text:span text:style-name="T8">[owner]</text:span><text:line-break/><text:span text:style-name="T8">name='Fiona Smythe'</text:span><text:line-break/><text:span text:style-name="T8">organization := 'Big State University/Physics','Big State University/Astronomy'</text:span><text:line-break/><text:line-break/><text:span text:style-name="T8">[database]</text:span><text:line-break/><text:span text:style-name="T8"># use IP address in case network name resolution is not working</text:span><text:line-break/><text:span text:style-name="T8">server= '192.168.1.42'</text:span><text:line-break/><text:span text:style-name="T8">port=1029</text:span></text:p>
      <text:p text:style-name="P2"><text:span text:style-name="T4"/></text:p>
      <text:p text:style-name="P3">The resulting stem the<text:span text:style-name="T9">n (assuming this file is in </text:span><text:span text:style-name="T10">/ </text:span><text:span text:style-name="T11">tmp /sample.ini)</text:span></text:p>
      <text:p text:style-name="Preformatted_20_Text"><text:s text:c="2"/>file_read('/<text:span text:style-name="T5">tmp</text:span>/sample.ini',2)</text:p>
      <text:p text:style-name="Preformatted_20_Text"/>
      <text:p text:style-name="Preformatted_20_Text">{</text:p>
      <text:p text:style-name="Preformatted_20_Text"><text:s/>owner: {</text:p>
      <text:p text:style-name="Preformatted_20_Text"><text:s text:c="2"/>organization: <text:s/>['Big State University/Physics','Big State University/Astronomy'],</text:p>
      <text:p text:style-name="Preformatted_20_Text"><text:s text:c="2"/>name:'Fiona Smythe'</text:p>
      <text:p text:style-name="Preformatted_20_Text"><text:s/>},</text:p>
      <text:p text:style-name="Preformatted_20_Text"><text:s/>database: {</text:p>
      <text:p text:style-name="Preformatted_20_Text"><text:s text:c="2"/>server:'192.168.1.42',</text:p>
      <text:p text:style-name="Preformatted_20_Text"><text:s text:c="2"/>port:1029</text:p>
      <text:p text:style-name="Preformatted_20_Text"><text:s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Mono1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09:18:16.940941697</meta:creation-date>
    <dc:date>2021-10-11T09:40:57.638596465</dc:date>
    <meta:editing-duration>PT1M50S</meta:editing-duration>
    <meta:editing-cycles>1</meta:editing-cycles>
    <meta:document-statistic meta:table-count="0" meta:image-count="0" meta:object-count="0" meta:page-count="1" meta:paragraph-count="23" meta:word-count="195" meta:character-count="1287" meta:non-whitespace-character-count="1096"/>
    <meta:generator>LibreOffice/6.4.7.2$Linux_X86_64 LibreOffice_project/40$Build-2</meta:generator>
  </office:meta>
</office:document-meta>
</file>